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744e" officeooo:paragraph-rsid="00157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&gt; l=[1,2,3,4,5]</text:p>
      <text:p text:style-name="P1">&gt;&gt;&gt; l</text:p>
      <text:p text:style-name="P1">[1, 2, 3, 4, 5]</text:p>
      <text:p text:style-name="P1">&gt;&gt;&gt; del(l[0])</text:p>
      <text:p text:style-name="P1">&gt;&gt;&gt; l</text:p>
      <text:p text:style-name="P1">[2, 3, 4, 5]</text:p>
      <text:p text:style-name="P1">&gt;&gt;&gt; l2=["concat","a","b"]</text:p>
      <text:p text:style-name="P1">&gt;&gt;&gt; l+=l2</text:p>
      <text:p text:style-name="P1">&gt;&gt;&gt; l</text:p>
      <text:p text:style-name="P1">[2, 3, 4, 5, 'concat', 'a', 'b']</text:p>
      <text:p text:style-name="P1">&gt;&gt;&gt; n=input("enter size")</text:p>
      <text:p text:style-name="P1">enter size5</text:p>
      <text:p text:style-name="P1">&gt;&gt;&gt; for i in range (n):</text:p>
      <text:p text:style-name="P1"><text:tab/>l3[i]=input("Enter no:")</text:p>
      <text:p text:style-name="P1">5</text:p>
      <text:p text:style-name="P1">SyntaxError: invalid syntax</text:p>
      <text:p text:style-name="P1">&gt;&gt;&gt; </text:p>
      <text:p text:style-name="P1">&gt;&gt;&gt; n</text:p>
      <text:p text:style-name="P1">5</text:p>
      <text:p text:style-name="P1">&gt;&gt;&gt; l3=[]</text:p>
      <text:p text:style-name="P1">&gt;&gt;&gt; for i in range(n):</text:p>
      <text:p text:style-name="P1"><text:tab/>l[i]=input("Enter no.")</text:p>
      <text:p text:style-name="P1"/>
      <text:p text:style-name="P1">Enter no.1</text:p>
      <text:p text:style-name="P1">Enter no.2</text:p>
      <text:p text:style-name="P1">Enter no.3</text:p>
      <text:p text:style-name="P1">Enter no.4</text:p>
      <text:p text:style-name="P1">Enter no.5</text:p>
      <text:p text:style-name="P1">&gt;&gt;&gt; print (l)</text:p>
      <text:p text:style-name="P1">[1, 2, 3, 4, 5, 'a', 'b']</text:p>
      <text:p text:style-name="P1">&gt;&gt;&gt; [1, 2, 3, 4, 5, 'a', 'b']</text:p>
      <text:p text:style-name="P1">[1, 2, 3, 4, 5, 'a', 'b']</text:p>
      <text:p text:style-name="P1">&gt;&gt;&gt; print(l[input("enter start index:"):input("Enter end index")])</text:p>
      <text:p text:style-name="P1">enter start index:3</text:p>
      <text:p text:style-name="P1">Enter end index6</text:p>
      <text:p text:style-name="P1">[4, 5, 'a']</text:p>
      <text:p text:style-name="P1">&gt;&gt;&gt; [4, 5, 'a']</text:p>
      <text:p text:style-name="P1">[4, 5, 'a']</text:p>
      <text:p text:style-name="P1">&gt;&gt;&gt; t=(1,2,3)</text:p>
      <text:p text:style-name="P1">&gt;&gt;&gt; print(list(t))</text:p>
      <text:p text:style-name="P1">[1, 2, 3]</text:p>
      <text:p text:style-name="P1">&gt;&gt;&gt; print(max(l2),min(l2),len(l2))</text:p>
      <text:p text:style-name="P1">('concat', 'a', 3)</text:p>
      <text:p text:style-name="P1">&gt;&gt;&gt; ('concat', 'a', 3)</text:p>
      <text:p text:style-name="P1">('concat', 'a', 3)</text:p>
      <text:p text:style-name="P1">&gt;&gt;&gt; item=3</text:p>
      <text:p text:style-name="P1">&gt;&gt;&gt; if item in l:</text:p>
      <text:p text:style-name="P1"><text:tab/>print("Yes")</text:p>
      <text:p text:style-name="P1"/>
      <text:p text:style-name="P1"><text:soft-page-break/>Yes</text:p>
      <text:p text:style-name="P1">&gt;&gt;&gt; l=[1,2,3,4,5]</text:p>
      <text:p text:style-name="P1">&gt;&gt;&gt; l2=[6,7,8,9]</text:p>
      <text:p text:style-name="P1">&gt;&gt;&gt; t=(10,11)</text:p>
      <text:p text:style-name="P1">&gt;&gt;&gt; l.append(0)</text:p>
      <text:p text:style-name="P1">&gt;&gt;&gt; l</text:p>
      <text:p text:style-name="P1">[1, 2, 3, 4, 5, 0]</text:p>
      <text:p text:style-name="P1">&gt;&gt;&gt; l.append(t)</text:p>
      <text:p text:style-name="P1">&gt;&gt;&gt; l</text:p>
      <text:p text:style-name="P1">[1, 2, 3, 4, 5, 0, (10, 11)]</text:p>
      <text:p text:style-name="P1">&gt;&gt;&gt; l+=l2</text:p>
      <text:p text:style-name="P1">&gt;&gt;&gt; l</text:p>
      <text:p text:style-name="P1">[1, 2, 3, 4, 5, 0, (10, 11), 6, 7, 8, 9]</text:p>
      <text:p text:style-name="P1">&gt;&gt;&gt; l.insert(5,"six")</text:p>
      <text:p text:style-name="P1">&gt;&gt;&gt; l</text:p>
      <text:p text:style-name="P1">[1, 2, 3, 4, 5, 'six', 0, (10, 11), 6, 7, 8, 9]</text:p>
      <text:p text:style-name="P1">&gt;&gt;&gt; del(l[-1])</text:p>
      <text:p text:style-name="P1">&gt;&gt;&gt; l</text:p>
      <text:p text:style-name="P1">[1, 2, 3, 4, 5, 'six', 0, (10, 11), 6, 7, 8]</text:p>
      <text:p text:style-name="P1">&gt;&gt;&gt; print(l.pop(4))</text:p>
      <text:p text:style-name="P1">5</text:p>
      <text:p text:style-name="P1">&gt;&gt;&gt; l</text:p>
      <text:p text:style-name="P1">[1, 2, 3, 4, 'six', 0, (10, 11), 6, 7, 8]</text:p>
      <text:p text:style-name="P1">&gt;&gt;&gt; l.remove('six')</text:p>
      <text:p text:style-name="P1">&gt;&gt;&gt; l</text:p>
      <text:p text:style-name="P1">[1, 2, 3, 4, 0, (10, 11), 6, 7, 8]</text:p>
      <text:p text:style-name="P1">&gt;&gt;&gt; l.reverse()</text:p>
      <text:p text:style-name="P1">&gt;&gt;&gt; l</text:p>
      <text:p text:style-name="P1">[8, 7, 6, (10, 11), 0, 4, 3, 2, 1]</text:p>
      <text:p text:style-name="P1">&gt;&gt;&gt; l.sort()</text:p>
      <text:p text:style-name="P1">&gt;&gt;&gt; l</text:p>
      <text:p text:style-name="P1">[0, 1, 2, 3, 4, 6, 7, 8, (10, 11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54:46.293258102</meta:creation-date>
    <dc:date>2019-08-27T10:55:29.191015473</dc:date>
    <meta:editing-duration>PT43S</meta:editing-duration>
    <meta:editing-cycles>1</meta:editing-cycles>
    <meta:document-statistic meta:table-count="0" meta:image-count="0" meta:object-count="0" meta:page-count="2" meta:paragraph-count="79" meta:word-count="280" meta:character-count="1321" meta:non-whitespace-character-count="1116"/>
    <meta:generator>LibreOffice/5.2.3.3$Linux_x86 LibreOffice_project/20$Build-3</meta:generator>
  </office:meta>
</office:document-meta>
</file>